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159cm" svg:stroke-color="#66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779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-2.794cm" svg:y1="14.986cm" svg:x2="17.272cm" svg:y2="-0.5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9:11:54.103583847</dc:date>
    <meta:editing-duration>PT13M15S</meta:editing-duration>
    <meta:editing-cycles>5</meta:editing-cycles>
    <meta:generator>LibreOffice/5.1.6.2$Linux_X86_64 LibreOffice_project/10m0$Build-2</meta:generator>
    <meta:document-statistic meta:object-count="44"/>
  </office:meta>
</office:document-meta>
</file>